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28a6e0" officeooo:paragraph-rsid="0028a6e0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29a12e" officeooo:paragraph-rsid="0029a12e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officeooo:paragraph-rsid="0028a6e0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029a12e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2d6992" officeooo:paragraph-rsid="002d6992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504e2c" officeooo:paragraph-rsid="00504e2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53abee" officeooo:paragraph-rsid="0053abee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025f98e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3a9112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3d3850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40d891"/>
    </style:style>
    <style:style style:name="P12" style:family="paragraph" style:parent-style-name="Standard">
      <style:paragraph-properties fo:line-height="150%" fo:text-align="justify" style:justify-single-word="false"/>
      <style:text-properties officeooo:paragraph-rsid="00468cb7"/>
    </style:style>
    <style:style style:name="P13" style:family="paragraph" style:parent-style-name="Standard">
      <style:paragraph-properties fo:line-height="150%" fo:text-align="justify" style:justify-single-word="false"/>
      <style:text-properties officeooo:paragraph-rsid="004b3dac"/>
    </style:style>
    <style:style style:name="P14" style:family="paragraph" style:parent-style-name="Standard">
      <style:paragraph-properties fo:line-height="150%" fo:text-align="justify" style:justify-single-word="false"/>
      <style:text-properties officeooo:paragraph-rsid="004b7a3f"/>
    </style:style>
    <style:style style:name="P15" style:family="paragraph" style:parent-style-name="Standard">
      <style:paragraph-properties fo:line-height="150%" fo:text-align="justify" style:justify-single-word="false"/>
      <style:text-properties officeooo:paragraph-rsid="004ead8e"/>
    </style:style>
    <style:style style:name="P16" style:family="paragraph" style:parent-style-name="Standard">
      <style:paragraph-properties fo:line-height="150%" fo:text-align="justify" style:justify-single-word="false"/>
      <style:text-properties officeooo:paragraph-rsid="00558fde"/>
    </style:style>
    <style:style style:name="P17" style:family="paragraph" style:parent-style-name="Standard">
      <style:paragraph-properties fo:line-height="150%" fo:text-align="justify" style:justify-single-word="false"/>
      <style:text-properties officeooo:paragraph-rsid="0057edf0"/>
    </style:style>
    <style:style style:name="P18" style:family="paragraph" style:parent-style-name="Standard">
      <style:paragraph-properties fo:line-height="150%" fo:text-align="justify" style:justify-single-word="false"/>
      <style:text-properties officeooo:rsid="003c18b2" officeooo:paragraph-rsid="003c18b2"/>
    </style:style>
    <style:style style:name="P19" style:family="paragraph" style:parent-style-name="Standard">
      <style:paragraph-properties fo:line-height="150%" fo:text-align="justify" style:justify-single-word="false"/>
      <style:text-properties officeooo:rsid="00428ae8" officeooo:paragraph-rsid="00428ae8"/>
    </style:style>
    <style:style style:name="P20" style:family="paragraph" style:parent-style-name="Standard">
      <style:paragraph-properties fo:line-height="150%" fo:text-align="justify" style:justify-single-word="false"/>
      <style:text-properties officeooo:rsid="0047fc6b" officeooo:paragraph-rsid="0048fad6"/>
    </style:style>
    <style:style style:name="P21" style:family="paragraph" style:parent-style-name="Standard">
      <style:paragraph-properties fo:line-height="150%" fo:text-align="justify" style:justify-single-word="false"/>
      <style:text-properties fo:font-weight="bold" officeooo:rsid="004b7a3f" officeooo:paragraph-rsid="004b7a3f" style:font-weight-asian="bold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officeooo:rsid="004ead8e" officeooo:paragraph-rsid="004ead8e"/>
    </style:style>
    <style:style style:name="P23" style:family="paragraph" style:parent-style-name="Standard">
      <style:paragraph-properties fo:line-height="150%" fo:text-align="justify" style:justify-single-word="false"/>
      <style:text-properties officeooo:rsid="005420d6" officeooo:paragraph-rsid="005420d6"/>
    </style:style>
    <style:style style:name="P24" style:family="paragraph" style:parent-style-name="Standard">
      <style:paragraph-properties fo:line-height="150%" fo:text-align="justify" style:justify-single-word="false"/>
      <style:text-properties officeooo:rsid="0054bc92" officeooo:paragraph-rsid="0054bc92"/>
    </style:style>
    <style:style style:name="P25" style:family="paragraph" style:parent-style-name="Standard">
      <style:paragraph-properties fo:line-height="150%" fo:text-align="justify" style:justify-single-word="false" fo:break-before="page"/>
      <style:text-properties style:font-name="Times New Roman" fo:font-size="14pt" fo:font-weight="bold" officeooo:rsid="002d6992" officeooo:paragraph-rsid="002d6992" style:font-size-asian="14pt" style:font-weight-asian="bold" style:font-size-complex="14pt" style:font-weight-complex="bold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28a6e0" style:font-size-asian="14pt" style:font-size-complex="14pt"/>
    </style:style>
    <style:style style:name="T3" style:family="text">
      <style:text-properties style:font-name="Times New Roman" fo:font-size="14pt" officeooo:rsid="0029a12e" style:font-size-asian="14pt" style:font-size-complex="14pt"/>
    </style:style>
    <style:style style:name="T4" style:family="text">
      <style:text-properties style:font-name="Times New Roman" fo:font-size="14pt" officeooo:rsid="002b9d02" style:font-size-asian="14pt" style:font-size-complex="14pt"/>
    </style:style>
    <style:style style:name="T5" style:family="text">
      <style:text-properties style:font-name="Times New Roman" fo:font-size="14pt" officeooo:rsid="002d3003" style:font-size-asian="14pt" style:font-size-complex="14pt"/>
    </style:style>
    <style:style style:name="T6" style:family="text">
      <style:text-properties style:font-name="Times New Roman" fo:font-size="14pt" officeooo:rsid="0031c34f" style:font-size-asian="14pt" style:font-size-complex="14pt"/>
    </style:style>
    <style:style style:name="T7" style:family="text">
      <style:text-properties style:font-name="Times New Roman" fo:font-size="14pt" officeooo:rsid="0032b16e" style:font-size-asian="14pt" style:font-size-complex="14pt"/>
    </style:style>
    <style:style style:name="T8" style:family="text">
      <style:text-properties style:font-name="Times New Roman" fo:font-size="14pt" officeooo:rsid="00335d5c" style:font-size-asian="14pt" style:font-size-complex="14pt"/>
    </style:style>
    <style:style style:name="T9" style:family="text">
      <style:text-properties style:font-name="Times New Roman" fo:font-size="14pt" officeooo:rsid="00378703" style:font-size-asian="14pt" style:font-size-complex="14pt"/>
    </style:style>
    <style:style style:name="T10" style:family="text">
      <style:text-properties style:font-name="Times New Roman" fo:font-size="14pt" officeooo:rsid="003a7209" style:font-size-asian="14pt" style:font-size-complex="14pt"/>
    </style:style>
    <style:style style:name="T11" style:family="text">
      <style:text-properties style:font-name="Times New Roman" fo:font-size="14pt" officeooo:rsid="003a9112" style:font-size-asian="14pt" style:font-size-complex="14pt"/>
    </style:style>
    <style:style style:name="T12" style:family="text">
      <style:text-properties style:font-name="Times New Roman" fo:font-size="14pt" officeooo:rsid="002d6992" style:font-size-asian="14pt" style:font-size-complex="14pt"/>
    </style:style>
    <style:style style:name="T13" style:family="text">
      <style:text-properties style:font-name="Times New Roman" fo:font-size="14pt" officeooo:rsid="003c1a9d" style:font-size-asian="14pt" style:font-size-complex="14pt"/>
    </style:style>
    <style:style style:name="T14" style:family="text">
      <style:text-properties style:font-name="Times New Roman" fo:font-size="14pt" officeooo:rsid="003d03cd" style:font-size-asian="14pt" style:font-size-complex="14pt"/>
    </style:style>
    <style:style style:name="T15" style:family="text">
      <style:text-properties style:font-name="Times New Roman" fo:font-size="14pt" officeooo:rsid="003d3850" style:font-size-asian="14pt" style:font-size-complex="14pt"/>
    </style:style>
    <style:style style:name="T16" style:family="text">
      <style:text-properties style:font-name="Times New Roman" fo:font-size="14pt" officeooo:rsid="003e49d9" style:font-size-asian="14pt" style:font-size-complex="14pt"/>
    </style:style>
    <style:style style:name="T17" style:family="text">
      <style:text-properties style:font-name="Times New Roman" fo:font-size="14pt" officeooo:rsid="003ef089" style:font-size-asian="14pt" style:font-size-complex="14pt"/>
    </style:style>
    <style:style style:name="T18" style:family="text">
      <style:text-properties style:font-name="Times New Roman" fo:font-size="14pt" officeooo:rsid="0040d891" style:font-size-asian="14pt" style:font-size-complex="14pt"/>
    </style:style>
    <style:style style:name="T19" style:family="text">
      <style:text-properties style:font-name="Times New Roman" fo:font-size="14pt" officeooo:rsid="0043b921" style:font-size-asian="14pt" style:font-size-complex="14pt"/>
    </style:style>
    <style:style style:name="T20" style:family="text">
      <style:text-properties style:font-name="Times New Roman" fo:font-size="14pt" officeooo:rsid="00441601" style:font-size-asian="14pt" style:font-size-complex="14pt"/>
    </style:style>
    <style:style style:name="T21" style:family="text">
      <style:text-properties style:font-name="Times New Roman" fo:font-size="14pt" officeooo:rsid="00499378" style:font-size-asian="14pt" style:font-size-complex="14pt"/>
    </style:style>
    <style:style style:name="T22" style:family="text">
      <style:text-properties style:font-name="Times New Roman" fo:font-size="14pt" officeooo:rsid="004b3c43" style:font-size-asian="14pt" style:font-size-complex="14pt"/>
    </style:style>
    <style:style style:name="T23" style:family="text">
      <style:text-properties style:font-name="Times New Roman" fo:font-size="14pt" officeooo:rsid="004b3dac" style:font-size-asian="14pt" style:font-size-complex="14pt"/>
    </style:style>
    <style:style style:name="T2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5" style:family="text">
      <style:text-properties style:font-name="Times New Roman" fo:font-size="14pt" fo:font-weight="bold" officeooo:rsid="0025f98e" style:font-size-asian="14pt" style:font-weight-asian="bold" style:font-size-complex="14pt" style:font-weight-complex="bold"/>
    </style:style>
    <style:style style:name="T26" style:family="text">
      <style:text-properties style:font-name="Times New Roman" fo:font-size="14pt" fo:font-weight="bold" officeooo:rsid="00265b94" style:font-size-asian="14pt" style:font-weight-asian="bold" style:font-size-complex="14pt" style:font-weight-complex="bold"/>
    </style:style>
    <style:style style:name="T27" style:family="text">
      <style:text-properties style:font-name="Times New Roman" fo:font-size="14pt" fo:font-weight="bold" officeooo:rsid="003262af" style:font-size-asian="14pt" style:font-weight-asian="bold" style:font-size-complex="14pt" style:font-weight-complex="bold"/>
    </style:style>
    <style:style style:name="T28" style:family="text">
      <style:text-properties style:font-name="Times New Roman" fo:font-size="14pt" fo:font-weight="bold" officeooo:rsid="002d6992" style:font-size-asian="14pt" style:font-weight-asian="bold" style:font-size-complex="14pt" style:font-weight-complex="bold"/>
    </style:style>
    <style:style style:name="T29" style:family="text">
      <style:text-properties style:font-name="Times New Roman" fo:font-size="14pt" fo:font-weight="bold" officeooo:rsid="00468cb7" style:font-size-asian="14pt" style:font-weight-asian="bold" style:font-size-complex="14pt" style:font-weight-complex="bold"/>
    </style:style>
    <style:style style:name="T30" style:family="text">
      <style:text-properties style:font-name="Times New Roman" fo:font-size="14pt" fo:font-weight="bold" officeooo:rsid="004b7a3f" style:font-size-asian="14pt" style:font-weight-asian="bold" style:font-size-complex="14pt" style:font-weight-complex="bold"/>
    </style:style>
    <style:style style:name="T3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2" style:family="text">
      <style:text-properties style:font-name="Times New Roman" fo:font-size="14pt" fo:font-weight="normal" officeooo:rsid="00468cb7" style:font-size-asian="14pt" style:font-weight-asian="normal" style:font-size-complex="14pt" style:font-weight-complex="normal"/>
    </style:style>
    <style:style style:name="T33" style:family="text">
      <style:text-properties style:font-name="Times New Roman" fo:font-size="14pt" fo:font-weight="normal" officeooo:rsid="0046bee0" style:font-size-asian="14pt" style:font-weight-asian="normal" style:font-size-complex="14pt" style:font-weight-complex="normal"/>
    </style:style>
    <style:style style:name="T34" style:family="text">
      <style:text-properties style:font-name="Times New Roman" fo:font-size="14pt" fo:font-weight="normal" officeooo:rsid="003747dc" style:font-size-asian="14pt" style:font-weight-asian="normal" style:font-size-complex="14pt" style:font-weight-complex="normal"/>
    </style:style>
    <style:style style:name="T35" style:family="text">
      <style:text-properties style:font-name="Times New Roman" fo:font-size="14pt" fo:font-weight="normal" officeooo:rsid="0047fc6b" style:font-size-asian="14pt" style:font-weight-asian="normal" style:font-size-complex="14pt" style:font-weight-complex="normal"/>
    </style:style>
    <style:style style:name="T36" style:family="text">
      <style:text-properties style:font-name="Times New Roman" fo:font-size="14pt" fo:font-weight="normal" officeooo:rsid="004b7a3f" style:font-size-asian="14pt" style:font-weight-asian="normal" style:font-size-complex="14pt" style:font-weight-complex="normal"/>
    </style:style>
    <style:style style:name="T37" style:family="text">
      <style:text-properties style:font-name="Times New Roman" fo:font-size="14pt" fo:font-weight="normal" officeooo:rsid="004d436d" style:font-size-asian="14pt" style:font-weight-asian="normal" style:font-size-complex="14pt" style:font-weight-complex="normal"/>
    </style:style>
    <style:style style:name="T38" style:family="text">
      <style:text-properties style:font-name="Times New Roman" fo:font-size="14pt" fo:font-weight="normal" officeooo:rsid="004d8577" style:font-size-asian="14pt" style:font-weight-asian="normal" style:font-size-complex="14pt" style:font-weight-complex="normal"/>
    </style:style>
    <style:style style:name="T39" style:family="text">
      <style:text-properties style:font-name="Times New Roman" fo:font-size="14pt" fo:font-weight="normal" officeooo:rsid="004ead8e" style:font-size-asian="14pt" style:font-weight-asian="normal" style:font-size-complex="14pt" style:font-weight-complex="normal"/>
    </style:style>
    <style:style style:name="T40" style:family="text">
      <style:text-properties style:font-name="Times New Roman" fo:font-size="14pt" fo:font-weight="normal" officeooo:rsid="0050881b" style:font-size-asian="14pt" style:font-weight-asian="normal" style:font-size-complex="14pt" style:font-weight-complex="normal"/>
    </style:style>
    <style:style style:name="T41" style:family="text">
      <style:text-properties style:font-name="Times New Roman" fo:font-size="14pt" fo:font-weight="normal" officeooo:rsid="00525678" style:font-size-asian="14pt" style:font-weight-asian="normal" style:font-size-complex="14pt" style:font-weight-complex="normal"/>
    </style:style>
    <style:style style:name="T42" style:family="text">
      <style:text-properties style:font-name="Times New Roman" fo:font-size="14pt" fo:font-weight="normal" officeooo:rsid="00558fde" style:font-size-asian="14pt" style:font-weight-asian="normal" style:font-size-complex="14pt" style:font-weight-complex="normal"/>
    </style:style>
    <style:style style:name="T43" style:family="text">
      <style:text-properties style:font-name="Times New Roman" fo:font-size="14pt" fo:font-weight="normal" officeooo:rsid="0057206b" style:font-size-asian="14pt" style:font-weight-asian="normal" style:font-size-complex="14pt" style:font-weight-complex="normal"/>
    </style:style>
    <style:style style:name="T44" style:family="text">
      <style:text-properties style:font-name="Times New Roman" fo:font-size="14pt" fo:font-weight="normal" officeooo:rsid="0059da88" style:font-size-asian="14pt" style:font-weight-asian="normal" style:font-size-complex="14pt" style:font-weight-complex="normal"/>
    </style:style>
    <style:style style:name="T45" style:family="text">
      <style:text-properties style:font-name="Times New Roman" fo:font-size="14pt" fo:font-weight="normal" officeooo:rsid="0057edf0" style:font-size-asian="14pt" style:font-weight-asian="normal" style:font-size-complex="14pt" style:font-weight-complex="normal"/>
    </style:style>
    <style:style style:name="T46" style:family="text">
      <style:text-properties style:font-name="Times New Roman" fo:font-size="14pt" fo:font-style="italic" officeooo:rsid="00441601" style:font-size-asian="14pt" style:font-style-asian="italic" style:font-size-complex="14pt" style:font-style-complex="italic"/>
    </style:style>
    <style:style style:name="T47" style:family="text">
      <style:text-properties officeooo:rsid="003747dc"/>
    </style:style>
    <style:style style:name="T48" style:family="text">
      <style:text-properties officeooo:rsid="0053abee"/>
    </style:style>
    <style:style style:name="T49" style:family="text">
      <style:text-properties officeooo:rsid="0059da88"/>
    </style:style>
    <text:list-style style:name="L1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25">2 </text:span><text:span text:style-name="T24">Часть</text:span></text:p>
      <text:p text:style-name="P18">Функция PQexec хорошо подходит для отправки команд серверу в нормальных, синхронных приложениях. Однако она имеет ряд недостатков, которые могут иметь значение для некоторых пользователей:</text:p>
      <text:p text:style-name="P18"/>
      <text:p text:style-name="P18">PQexec ожидает завершения выполнения команды. Приложение может иметь и другую работу, которую нужно делать (такую, как поддержание пользовательского интерфейса), в таком случае оно не захочет блокироваться, ожидая ответа.</text:p>
      <text:p text:style-name="P18"/>
      <text:p text:style-name="P18">Поскольку выполнение клиентского приложения приостанавливается, пока оно ожидает результата, то приложению трудно решить, что оно хотело бы попытаться отменить выполняющуюся команду. (Это можно сделать из обработчика сигнала, но никак иначе.)</text:p>
      <text:p text:style-name="P18"/>
      <text:p text:style-name="P18">PQexec может возвратить только одну структуру PGresult. Если отправленная серверу строка-команда содержит множественные SQL-команды, то все структуры PGresult, кроме последней, отбрасываются функцией PQexec.</text:p>
      <text:p text:style-name="P18"/>
      <text:p text:style-name="P18">PQexec всегда собирает все результаты выполнения команды, буферизуя их в единственной структуре PGresult. В то время как для приложения это упрощает логику обработки ошибок, это может быть непрактично, когда результат содержит много строк.</text:p>
      <text:p text:style-name="P18"><text:span text:style-name="T24"/></text:p>
      <text:p text:style-name="P18"><text:span text:style-name="T24"/></text:p>
      <text:p text:style-name="P8"><text:span text:style-name="T25">3.</text:span><text:span text:style-name="T27">3</text:span><text:span text:style-name="T25"> </text:span><text:span text:style-name="T26">Реализация основных</text:span><text:span text:style-name="T25"> этап</text:span><text:span text:style-name="T26">ов</text:span><text:span text:style-name="T25"> метода</text:span></text:p>
      <text:p text:style-name="P3"><text:span text:style-name="T6"><text:tab/>Р</text:span><text:span text:style-name="T2">азрабатываемый метод состоит из двух этапов: отправка запроса серверу и получение результата </text:span><text:span text:style-name="T3">(листинг 3.</text:span><text:span text:style-name="T7">1</text:span><text:span text:style-name="T3">). </text:span><text:span text:style-name="T5">В случае возникновения ошибки при попытке отправки запроса, возвращается нулевой указатель. В случае успеха — результат, полученный от сервера.</text:span></text:p>
      <text:p text:style-name="P1"/>
      <text:p text:style-name="P4"><text:span text:style-name="T3">Листинг 3.</text:span><text:span text:style-name="T8">1</text:span><text:span text:style-name="T3"> — </text:span><text:span text:style-name="T4">Внешняя функция PQexecThread.</text:span></text:p>
      <text:p text:style-name="P2">рисунок code/5</text:p>
      <text:p text:style-name="P2"/>
      <text:p text:style-name="P5"/>
      <text:p text:style-name="P5"/>
      <text:p text:style-name="P12"><text:soft-page-break/><text:span text:style-name="T28">3.Х.Х </text:span><text:span text:style-name="T29">Отправка запроса серверу</text:span></text:p>
      <text:p text:style-name="P12"><text:span text:style-name="T32"><text:tab/></text:span><text:span text:style-name="T33">Для отправки запроса была реализована функция </text:span><text:span text:style-name="T34">PqsendQueryThread</text:span><text:span text:style-name="T33">(). Асинхронность функции достигается тем, что она отправляет </text:span><text:span text:style-name="T35">команду</text:span><text:span text:style-name="T33"> серверу не </text:span><text:span text:style-name="T35">ожидая получения результата</text:span><text:span text:style-name="T33">. </text:span><text:span text:style-name="T35">Функция является оберткой над внутренней функцией PqsendQueryInternalThread. </text:span><text:span text:style-name="T36">В работе функции можно выделить несколько этапов.</text:span></text:p>
      <text:p text:style-name="P12"><text:span text:style-name="T36"/></text:p>
      <text:p text:style-name="P21"><text:span text:style-name="T1">3.х.х </text:span></text:p>
      <text:p text:style-name="P14"><text:span text:style-name="T30"><text:tab/></text:span><text:span text:style-name="T36">Работа функции начинается с блокировки mutex. Прежде всего mutex необходим для того, чтобы результат обработки запроса был возвращен в корректный поток. Также mutex защищает параметры подключения, от которых зависит </text:span><text:span text:style-name="T37">корректность выполнения команды,</text:span><text:span text:style-name="T36"> для данного запроса от изменений </text:span><text:span text:style-name="T38">другим потоком</text:span><text:span text:style-name="T36">.</text:span></text:p>
      <text:p text:style-name="P14"><text:span text:style-name="T36"><text:tab/></text:span><text:span text:style-name="T39">После того, как была произведена защита от изменений текущих параметров выполняется проверка их корректности. Так, выполняется наличие открытого соединения и проверка его статуса </text:span><text:span text:style-name="T40">(CONNECTIO_OK)</text:span></text:p>
      <text:p text:style-name="P22"><text:span text:style-name="T39"/></text:p>
      <text:p text:style-name="P6"><text:span text:style-name="T48">1. </text:span>Инициализация параметров</text:p>
      <text:p text:style-name="P6">PQsendQueryStartThread</text:p>
      <text:p text:style-name="P15"><text:span text:style-name="T39"><text:tab/>Перед посылкой запроса серверу выполняется инициализация полей подключения соответсвующему состоянию. Выполняется очистка буфера ошибок соединения. </text:span><text:span text:style-name="T41">Более того, запрос не может быть отправлен, если соединение уже занято или сокет закрты для приема.</text:span></text:p>
      <text:p text:style-name="P15"><text:span text:style-name="T41"/></text:p>
      <text:p text:style-name="P7">Также выполняется проверка команды. В случае ошибки соответсвующее собщение будет записано в буффер ошибок данного соединения и работа функции завершится.</text:p>
      <text:p text:style-name="P14"><text:span text:style-name="T36"><text:tab/></text:span></text:p>
      <text:p text:style-name="P23"><text:span text:style-name="T36">П</text:span><text:span text:style-name="T31">осле проверки параметров выполняется инициализация очереди запросов.</text:span></text:p>
      <text:p text:style-name="P23"><text:span text:style-name="T31">Код-11</text:span></text:p>
      <text:p text:style-name="P24"><text:soft-page-break/><text:span text:style-name="T31">если выполняется отправка первого запроса для данного соединения, то функцией malloc выделяется память под указатель на начало очереди, иначе — выделятся память в конце очереди. </text:span></text:p>
      <text:p text:style-name="P24"><text:span text:style-name="T31"/></text:p>
      <text:p text:style-name="P16"><text:span text:style-name="T42">Затем выполняется отправка запроса, путем построения сообщения сервера на основе входящей строки запроса. Для отправки используется простой протокол запросов. И запрос в <text:s/>форме char* сохраняется в очередь. </text:span><text:span text:style-name="T43">После того, как данные сформиорваны в формат, понятный серверу выполняется их отправка push. Перед выходом из функции выполняется добавление записи в очередь команд и обновление статуса соединения. Сам запрос на данном этапе уже помещен в буфер.</text:span></text:p>
      <text:p text:style-name="P16"><text:span text:style-name="T43"/></text:p>
      <text:p text:style-name="P17"><text:span text:style-name="T43">Т</text:span><text:span text:style-name="T45">о есть сначала создается буфер, куда помещается </text:span><text:span text:style-name="T44">запрос</text:span><text:span text:style-name="T45">. А потом этот буфер присваеивается текущему соединению.</text:span></text:p>
      <text:p text:style-name="P25"/>
      <text:p text:style-name="P5">3.Х.Х Получение результата <text:span text:style-name="T47">от сервера</text:span></text:p>
      <text:p text:style-name="P9"><text:span text:style-name="T12"><text:tab/></text:span><text:span text:style-name="T9">Для получения результата следует выполнять прослушивание сервера. </text:span><text:span text:style-name="T13">П</text:span><text:span text:style-name="T10">ока сервер находится в состоянии «занят» выполняются попытки чтения данных из сокета до тех пор, пока не поступит полное сообщение </text:span><text:span text:style-name="T16">от </text:span><text:span text:style-name="T10">сервера или не обнаружится чтение EOF. Переход сервера в состояние «свободен» свидетельствует о завершении отправки результата, </text:span><text:span text:style-name="T11">после чего начинается формирование ответа.</text:span></text:p>
      <text:p text:style-name="P10"><text:span text:style-name="T11"><text:tab/></text:span><text:span text:style-name="T14">На листинге ХХ представлена работа функции PQgetResultThread(). </text:span><text:span text:style-name="T15">В бесконечном цикле выполняется чтение данных без блокировки пока PQgetResult готов к получению данных. Так как PQgetResult возвращает последний результат выполнения, а завершение работы соответствует параметру NULL, была введена дополнительная переменная lastResult. Ее содержимое соответс</text:span><text:span text:style-name="T16">т</text:span><text:span text:style-name="T15">вует результату перед тем, как был </text:span><text:span text:style-name="T16">получен</text:span><text:span text:style-name="T15"> нулевой указатель. </text:span><text:span text:style-name="T17">Выход из бесконечного цикла происходит в случае, если был получен корректный результат. Также выполняется проверка состояния соединения, и в случае потери соединения с сервером или получения некорректного результата происходит завершение работы цикла.</text:span></text:p>
      <text:p text:style-name="P10"><text:span text:style-name="T19"><text:tab/></text:span><text:span text:style-name="T20">Поскольку взаимодействие с сервером в рамках выполнения запроса данного соединения завершается, перед возвращением из функции следует разблокировать </text:span><text:span text:style-name="T46">mutex</text:span><text:span text:style-name="T20">.</text:span></text:p>
      <text:p text:style-name="P10"><text:span text:style-name="T17"/></text:p>
      <text:p text:style-name="P11"><text:span text:style-name="T3">Листинг </text:span><text:span text:style-name="T18">XX</text:span><text:span text:style-name="T3"> — </text:span><text:span text:style-name="T18">Ф</text:span><text:span text:style-name="T4">ункция PQgetResultThread.</text:span></text:p>
      <text:p text:style-name="P19"><text:span text:style-name="T4">c</text:span><text:span text:style-name="T1">ode/6</text:span></text:p>
      <text:p text:style-name="P9"><text:span text:style-name="T11"><text:tab/></text:span></text:p>
      <text:p text:style-name="P9"><text:span text:style-name="T11"/></text:p>
      <text:p text:style-name="P20"><text:span text:style-name="T11">И</text:span><text:span text:style-name="T1">спользование PqsendQuery</text:span><text:span text:style-name="T21">Thread</text:span><text:span text:style-name="T1"> и </text:span><text:span text:style-name="T4">PQgetResultThread</text:span><text:span text:style-name="T1"> позволяют получить результат </text:span><text:span text:style-name="T22">каждой команды индивидуально в случае, если строка команды содержит несколько SQL-команд. </text:span><text:span text:style-name="T23">Однако отсутствует конкатенация сообщений об ошибке: сообщение будет соответствовать только первому неудавшемуся </text:span><text:soft-page-break/><text:span text:style-name="T23">выполнению. </text:span><text:span text:style-name="T22">Также исключается блокировка пользователя в ожидании ввода от сервера баз данных.</text:span></text:p>
      <text:p text:style-name="P20"><text:span text:style-name="T22"/></text:p>
      <text:p text:style-name="P20"><text:span text:style-name="T22"/></text:p>
      <text:p text:style-name="P13"><text:span text:style-name="T22">Д</text:span><text:span text:style-name="T23">оработка метода: конкатенация сообщений об ошибке в <text:s/></text:span><text:span text:style-name="T4">PQgetResultThrea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00:40:28.718068418</meta:creation-date>
    <dc:date>2022-05-24T23:00:15.909242887</dc:date>
    <meta:editing-duration>PT3H13M36S</meta:editing-duration>
    <meta:editing-cycles>80</meta:editing-cycles>
    <meta:generator>LibreOffice/6.4.7.2$Linux_X86_64 LibreOffice_project/40$Build-2</meta:generator>
    <meta:document-statistic meta:table-count="0" meta:image-count="0" meta:object-count="0" meta:page-count="5" meta:paragraph-count="34" meta:word-count="660" meta:character-count="5275" meta:non-whitespace-character-count="4629"/>
  </office:meta>
</office:document-meta>
</file>